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A33000030C919589D3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MEX10" svg:font-family="CMEX10"/>
    <style:font-face style:name="CMMI10" svg:font-family="CMMI10"/>
    <style:font-face style:name="CMMI7" svg:font-family="CMMI7"/>
    <style:font-face style:name="CMR10" svg:font-family="CMR10"/>
    <style:font-face style:name="CMR7" svg:font-family="CMR7"/>
    <style:font-face style:name="CMSY10" svg:font-family="CMSY10"/>
    <style:font-face style:name="CMSY7" svg:font-family="CMSY7"/>
    <style:font-face style:name="OpenSymbol" svg:font-family="OpenSymbol"/>
    <style:font-face style:name="SFBX1200" svg:font-family="SFBX1200"/>
    <style:font-face style:name="SFBX1440" svg:font-family="SFBX1440"/>
    <style:font-face style:name="SFRM1000" svg:font-family="SFRM1000"/>
    <style:font-face style:name="SFTI1000" svg:font-family="SFTI100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 style:list-style-name="L2">
      <style:text-properties fo:language="ru" fo:country="RU"/>
    </style:style>
    <style:style style:name="P4" style:family="paragraph" style:parent-style-name="Text_20_body" style:list-style-name="L3">
      <style:text-properties fo:language="ru" fo:country="RU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 style:list-style-name="L3"/>
    <style:style style:name="P7" style:family="paragraph" style:parent-style-name="Title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P9" style:family="paragraph" style:parent-style-name="Heading_20_3">
      <style:text-properties fo:language="en" fo:country="US"/>
    </style:style>
    <style:style style:name="T1" style:family="text">
      <style:text-properties style:font-name="CMR10" fo:font-size="10pt" fo:language="ru" fo:country="RU" style:font-name-asian="CMR10" style:font-size-asian="10pt" style:font-name-complex="CMR10" style:font-size-complex="10pt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Билет 2.16</text:h>
      <text:p text:style-name="P2">Постановка и численное решение задач оптимизации. Целевая функция, ограничения. Спуск по координатам, наискорейший спуск, случайный поиск. Условная оптимизация.</text:p>
      <text:h text:style-name="P8" text:outline-level="3">1. Постановка задачи</text:h>
      <text:p text:style-name="Text_20_body"><text:span text:style-name="T2">Оптимизация занимается поиском наилучших решений. Критерий качества решения формулируется в виде функции многих переменных. Это — </text:span><text:span text:style-name="T3">целевая функция</text:span><text:span text:style-name="T2">. Переменные — </text:span><text:span text:style-name="T4">параметры оптимизации</text:span><text:span text:style-name="T2">. Обычно имеются какие-то ограничения на эти переменные. Ограничения бывают двух типов: </text:span><text:span text:style-name="T4">ограничения-равенства</text:span><text:span text:style-name="T2"> (с жёстким допуском) и </text:span><text:span text:style-name="T4">ограничения-неравенства </text:span><text:span text:style-name="T2">(формулируются в виде диапазона).</text:span></text:p>
      <text:p text:style-name="Text_20_body"><text:span text:style-name="T2">Задача оптимизации детерминированных систем:</text:span></text:p>
      <text:p text:style-name="Standard"><text:span text:style-name="T1"><draw:frame draw:style-name="fr2" draw:name="Объект1" text:anchor-type="as-char" svg:width="2.191cm" svg:height="1.586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P8" text:outline-level="3">2. Безусловная оптимизация</text:h>
      <text:p text:style-name="Title"><text:span text:style-name="T2">2.1. Покоординатный спуск</text:span></text:p>
      <text:p text:style-name="Text_20_body"><text:span text:style-name="T2">Алгоритм состоит в нахождении локальных минимумов последовательно в направлении каждой координаты. Возьмём некоторую переменную</text:span><text:span text:style-name="T5"><draw:frame draw:style-name="fr2" draw:name="Объект2" text:anchor-type="as-char" svg:width="0.744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а остальные зафиксируем. Найдём минимум</text:span><text:span text:style-name="T5"><draw:frame draw:style-name="fr2" draw:name="Объект4" text:anchor-type="as-char" svg:width="0.415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по этой переменной.</text:span><text:span text:style-name="T2"><draw:frame draw:style-name="fr2" draw:name="Объект3" text:anchor-type="as-char" svg:width="0.833cm" svg:height="0.58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— </text:span><text:span text:style-name="T2">1-я координата минимума. Заменим</text:span><text:span text:style-name="T2"><draw:frame draw:style-name="fr2" draw:name="Объект5" text:anchor-type="as-char" svg:width="0.572cm" svg:height="0.52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 </text:span><text:span text:style-name="T2">на</text:span><text:span text:style-name="T5"><draw:frame draw:style-name="fr2" draw:name="Объект6" text:anchor-type="as-char" svg:width="1.011cm" svg:height="0.58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повторим для</text:span><text:span text:style-name="T5"><draw:frame draw:style-name="fr2" draw:name="Объект7" text:anchor-type="as-char" svg:width="1.376cm" svg:height="0.529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и т.д.</text:span></text:p>
      <text:p text:style-name="P7">2.2. Наискорейший спуск</text:p>
      <text:p text:style-name="P1">Этот метод предполагает, что <text:span text:style-name="T5">f </text:span>непрерывна и везде имеет непрерывные первые производные. Задача нахождения минимума сводится к отысканию стационарной точки<draw:frame draw:style-name="fr2" draw:name="Объект8" text:anchor-type="as-char" svg:width="3.26cm" svg:height="0.48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Алгоритм наискорейшего спуска состоит в следующем:</text:p>
      <text:list xml:id="list32308813" text:style-name="L2">
        <text:list-item>
          <text:p text:style-name="P3">Выбрать начальную точку<text:span text:style-name="T5"><draw:frame draw:style-name="fr2" draw:name="Объект14" text:anchor-type="as-char" svg:width="0.727cm" svg:height="0.52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3">На <text:span text:style-name="T6">k</text:span><text:span text:style-name="T5">-</text:span>й итерации<text:span text:style-name="T5"><draw:frame draw:style-name="fr2" draw:name="Объект9" text:anchor-type="as-char" svg:width="2.962cm" svg:height="0.598cm" draw:z-index="8"><draw:object xlink:href="./Object 9" xlink:type="simple" xlink:show="embed" xlink:actuate="onLoad"/><draw:image xlink:href="./ObjectReplacements/Object 9" xlink:type="simple" xlink:show="embed" xlink:actuate="onLoad"/></draw:frame></text:span>найти такое<text:span text:style-name="T5"><draw:frame draw:style-name="fr2" draw:name="Объект10" text:anchor-type="as-char" svg:width="1.36cm" svg:height="0.529cm" draw:z-index="9"><draw:object xlink:href="./Object 10" xlink:type="simple" xlink:show="embed" xlink:actuate="onLoad"/><draw:image xlink:href="./ObjectReplacements/Object 10" xlink:type="simple" xlink:show="embed" xlink:actuate="onLoad"/></draw:frame></text:span>что:<text:span text:style-name="T5"><draw:frame draw:style-name="fr2" draw:name="Объект11" text:anchor-type="as-char" svg:width="3.286cm" svg:height="0.529cm" draw:z-index="10"><draw:object xlink:href="./Object 11" xlink:type="simple" xlink:show="embed" xlink:actuate="onLoad"/><draw:image xlink:href="./ObjectReplacements/Object 11" xlink:type="simple" xlink:show="embed" xlink:actuate="onLoad"/></draw:frame></text:span>где <text:span text:style-name="T5"><draw:frame draw:style-name="fr2" draw:name="Объект12" text:anchor-type="as-char" svg:width="3.558cm" svg:height="0.598cm" draw:z-index="11"><draw:object xlink:href="./Object 12" xlink:type="simple" xlink:show="embed" xlink:actuate="onLoad"/><draw:image xlink:href="./ObjectReplacements/Object 12" xlink:type="simple" xlink:show="embed" xlink:actuate="onLoad"/></draw:frame></text:span>(задача одномерной оптимизации)<text:span text:style-name="T5">.</text:span> Взять<text:span text:style-name="T5"><draw:frame draw:style-name="fr2" draw:name="Объект13" text:anchor-type="as-char" svg:width="2.729cm" svg:height="0.598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">.</text:span></text:p>
        </text:list-item>
        <text:list-item>
          <text:p text:style-name="P3">Проверить критерии останова. (Длина шага, изменение значения и т. п.) Если критерий выполнен, закончить. Иначе — повторить шаг 2.</text:p>
        </text:list-item>
      </text:list>
      <text:p text:style-name="P1">В качестве критерия останова можно взять, к примеру:</text:p>
      <text:p text:style-name="P1"><draw:frame draw:style-name="fr2" draw:name="Объект15" text:anchor-type="as-char" svg:width="1.787cm" svg:height="0.473cm" draw:z-index="14"><draw:object xlink:href="./Object 15" xlink:type="simple" xlink:show="embed" xlink:actuate="onLoad"/><draw:image xlink:href="./ObjectReplacements/Object 15" xlink:type="simple" xlink:show="embed" xlink:actuate="onLoad"/></draw:frame>при заданном заранее<text:span text:style-name="T5"><draw:frame draw:style-name="fr2" draw:name="Объект16" text:anchor-type="as-char" svg:width="0.584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5">И</text:span>ли любое стандартное условие.</text:p>
      <text:p text:style-name="P7">2.3. Случайный поиск</text:p>
      <text:p text:style-name="P1">Есть методы, где перехож на следующий шаг осуществляется случайным образом. К ним относятся, например, метод с возвратом при неудачном шаге, метод наилучшей пробы, метод случайного поиска с постоянным радиусом и случайным направлением.</text:p>
      <text:p text:style-name="P1">Рассмотрим метод наилучшей пробы:</text:p>
      <text:list xml:id="list32485871" text:style-name="L3">
        <text:list-item>
          <text:p text:style-name="P6"><text:span text:style-name="T2">Выбрать начальную точку</text:span><text:span text:style-name="T5"><draw:frame draw:style-name="fr2" draw:name="Объект17" text:anchor-type="as-char" svg:width="0.753cm" svg:height="0.52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2">начальную длину шага</text:span><text:span text:style-name="T5"><draw:frame draw:style-name="fr2" draw:name="Объект18" text:anchor-type="as-char" svg:width="0.594cm" svg:height="0.527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">и ставим счётчик числа </text:span><text:soft-page-break/><text:span text:style-name="T2">итераций</text:span><text:span text:style-name="T2"><draw:frame draw:style-name="fr2" draw:name="Объект19" text:anchor-type="as-char" svg:width="0.975cm" svg:height="0.467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5">.</text:span></text:p>
        </text:list-item>
        <text:list-item>
          <text:p text:style-name="P4">Генерируем <text:span text:style-name="T5">M </text:span>случайных векторов<draw:frame draw:style-name="fr2" draw:name="Объект20" text:anchor-type="as-char" svg:width="0.616cm" svg:height="0.617cm" draw:z-index="19"><draw:object xlink:href="./Object 20" xlink:type="simple" xlink:show="embed" xlink:actuate="onLoad"/><draw:image xlink:href="./ObjectReplacements/Object 20" xlink:type="simple" xlink:show="embed" xlink:actuate="onLoad"/></draw:frame><text:span text:style-name="T5">,</text:span><text:span text:style-name="T5"><draw:frame draw:style-name="fr2" draw:name="Объект21" text:anchor-type="as-char" svg:width="1.762cm" svg:height="0.482cm" draw:z-index="20"><draw:object xlink:href="./Object 21" xlink:type="simple" xlink:show="embed" xlink:actuate="onLoad"/><draw:image xlink:href="./ObjectReplacements/Object 21" xlink:type="simple" xlink:show="embed" xlink:actuate="onLoad"/></draw:frame></text:span>и по формуле</text:p>
          <text:p text:style-name="P6"><text:span text:style-name="T5"><draw:frame draw:style-name="fr2" draw:name="Объект22" text:anchor-type="as-char" svg:width="3.18cm" svg:height="1.304cm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  <text:p text:style-name="P4">находим пробные точки<draw:frame draw:style-name="fr2" draw:name="Объект24" text:anchor-type="as-char" svg:width="0.907cm" svg:height="0.589cm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5">, </text:span><text:span text:style-name="T5"><draw:frame draw:style-name="fr2" draw:name="Объект23" text:anchor-type="as-char" svg:width="1.762cm" svg:height="0.482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5">.</text:span></text:p>
        </text:list-item>
        <text:list-item>
          <text:p text:style-name="P4">Вычисляем значения <text:span text:style-name="T5"><draw:frame draw:style-name="fr2" draw:name="Объект25" text:anchor-type="as-char" svg:width="1.57cm" svg:height="0.589cm" draw:z-index="24"><draw:object xlink:href="./Object 25" xlink:type="simple" xlink:show="embed" xlink:actuate="onLoad"/><draw:image xlink:href="./ObjectReplacements/Object 25" xlink:type="simple" xlink:show="embed" xlink:actuate="onLoad"/></draw:frame></text:span>, находим минимальное из этих значений.</text:p>
        </text:list-item>
        <text:list-item>
          <text:p text:style-name="P4">Если оно меньше значения в<draw:frame draw:style-name="fr2" draw:name="Объект26" text:anchor-type="as-char" svg:width="0.552cm" svg:height="0.527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—<draw:frame draw:style-name="fr2" draw:name="Объект27" text:anchor-type="as-char" svg:width="1.526cm" svg:height="0.467cm" draw:z-index="26"><draw:object xlink:href="./Object 27" xlink:type="simple" xlink:show="embed" xlink:actuate="onLoad"/><draw:image xlink:href="./ObjectReplacements/Object 27" xlink:type="simple" xlink:show="embed" xlink:actuate="onLoad"/></draw:frame><text:span text:style-name="T5">, </text:span>переходим в 2. Иначе</text:p>
        </text:list-item>
        <text:list-item>
          <text:p text:style-name="P6"><text:span text:style-name="T2">Проверяем критерий останова. Выполнен — </text:span><text:span text:style-name="T2"><draw:frame draw:style-name="fr2" draw:name="Объект28" text:anchor-type="as-char" svg:width="1.325cm" svg:height="0.529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">. Иначе, </text:span><text:span text:style-name="T2"><draw:frame draw:style-name="fr2" draw:name="Объект29" text:anchor-type="as-char" svg:width="1.7cm" svg:height="0.467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2"> </text:span><text:span text:style-name="T2"><draw:frame draw:style-name="fr2" draw:name="Объект30" text:anchor-type="as-char" svg:width="1.967cm" svg:height="0.52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5">, </text:span><text:span text:style-name="T2">где</text:span><text:span text:style-name="T2"><draw:frame draw:style-name="fr2" draw:name="Объект31" text:anchor-type="as-char" svg:width="1.697cm" svg:height="0.483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5">— </text:span><text:span text:style-name="T2">коэффициент уменьшения шага.</text:span></text:p>
        </text:list-item>
      </text:list>
      <text:p text:style-name="Text_20_body"><text:span text:style-name="T2">Возможные критерии останова:</text:span></text:p>
      <text:p text:style-name="P5"><draw:frame draw:style-name="fr2" draw:name="Объект32" text:anchor-type="as-char" svg:width="3.425cm" svg:height="0.593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5"><draw:frame draw:style-name="fr2" draw:name="Объект33" text:anchor-type="as-char" svg:width="3.805cm" svg:height="0.591cm" draw:z-index="32"><draw:object xlink:href="./Object 33" xlink:type="simple" xlink:show="embed" xlink:actuate="onLoad"/><draw:image xlink:href="./ObjectReplacements/Object 33" xlink:type="simple" xlink:show="embed" xlink:actuate="onLoad"/></draw:frame></text:p>
      <text:h text:style-name="P9" text:outline-level="3">3. <text:span text:style-name="T2">Условная оптимизация</text:span></text:h>
      <text:p text:style-name="P1">Обычно исходную функцию как-то модифицируют, чтобы получить задачу оптимизации без ограничений, но с решением, совпадающем с решением для исходной функцией (к примеру, добавляют штраф — экспоненциальный рост функции при выходе за ограничения). Пример модифицированной функции — минимизирующая функция Лагранжа.</text:p>
      <text:p text:style-name="P7">3.1. Метод проекции градиента</text:p>
      <text:p text:style-name="P1"><draw:frame draw:style-name="fr1" draw:name="Графический объект1" text:anchor-type="paragraph" svg:width="16.999cm" svg:height="7.807cm" draw:z-index="33"><draw:image xlink:href="Pictures/2000000700006A33000030C919589D3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EX10" svg:font-family="CMEX10"/>
    <style:font-face style:name="CMMI10" svg:font-family="CMMI10"/>
    <style:font-face style:name="CMMI7" svg:font-family="CMMI7"/>
    <style:font-face style:name="CMR10" svg:font-family="CMR10"/>
    <style:font-face style:name="CMR7" svg:font-family="CMR7"/>
    <style:font-face style:name="CMSY10" svg:font-family="CMSY10"/>
    <style:font-face style:name="CMSY7" svg:font-family="CMSY7"/>
    <style:font-face style:name="OpenSymbol" svg:font-family="OpenSymbol"/>
    <style:font-face style:name="SFBX1200" svg:font-family="SFBX1200"/>
    <style:font-face style:name="SFBX1440" svg:font-family="SFBX1440"/>
    <style:font-face style:name="SFRM1000" svg:font-family="SFRM1000"/>
    <style:font-face style:name="SFTI1000" svg:font-family="SFTI100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2M34S</meta:editing-duration>
    <meta:editing-cycles>3</meta:editing-cycles>
    <meta:generator>OpenOffice.org/3.3$Win32 OpenOffice.org_project/330m20$Build-9567</meta:generator>
    <dc:date>2013-06-12T13:07:35.63</dc:date>
    <meta:document-statistic meta:table-count="0" meta:image-count="1" meta:object-count="33" meta:page-count="2" meta:paragraph-count="33" meta:word-count="339" meta:character-count="25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o stretchy="false">→</mo>
            <mi mathvariant="italic">min</mi>
          </mrow>
        </mtd>
      </mtr>
      <mtr>
        <mtd>
          <mrow>
            <msub>
              <mi>c</mi>
              <mn>1</mn>
            </msub>
            <mrow>
              <mrow>
                <mo stretchy="false">(</mo>
                <msub>
                  <mi>x</mi>
                  <mn>0</mn>
                </msub>
                <mo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n>2</mn>
            </msub>
            <mrow>
              <mrow>
                <mo stretchy="false">(</mo>
                <mi>x</mi>
                <mo stretchy="false">)</mo>
              </mrow>
              <mo stretchy="false">≥</mo>
              <mn>0</mn>
            </mrow>
          </mrow>
        </mtd>
      </mtr>
    </mtable>
    <annotation encoding="StarMath 5.0">f(x) rightarrow min newline
c_1(x_0) = 0 newline
c_2(x) &gt;= 0
</annotation>
  </semantics>
</math>
</file>

<file path=Object 10/content.xml><?xml version="1.0" encoding="utf-8"?>
<math xmlns="http://www.w3.org/1998/Math/MathML">
  <semantics>
    <mrow>
      <mrow>
        <msub>
          <mo stretchy="false">λ</mo>
          <mi>k</mi>
        </msub>
        <mo stretchy="false">≥</mo>
        <mn>0</mn>
      </mrow>
      <mi>,</mi>
    </mrow>
    <annotation encoding="StarMath 5.0"> %lambda_k &gt;= 0 , </annotation>
  </semantics>
</math>
</file>

<file path=Object 11/content.xml><?xml version="1.0" encoding="utf-8"?>
<math xmlns="http://www.w3.org/1998/Math/MathML">
  <semantics>
    <mrow>
      <mrow>
        <msub>
          <mo stretchy="false">λ</mo>
          <mi>k</mi>
        </msub>
        <mo stretchy="false">=</mo>
        <mi mathvariant="italic">argmin</mi>
      </mrow>
      <mi>g</mi>
      <mrow>
        <mo stretchy="false">(</mo>
        <mo stretchy="false">λ</mo>
        <mo stretchy="false">)</mo>
      </mrow>
      <mi>,</mi>
    </mrow>
    <annotation encoding="StarMath 5.0"> %lambda_k = argmin g(%lambda) , </annotation>
  </semantics>
</math>
</file>

<file path=Object 12/content.xml><?xml version="1.0" encoding="utf-8"?>
<math xmlns="http://www.w3.org/1998/Math/MathML">
  <semantics>
    <mrow>
      <mi>g</mi>
      <mrow>
        <mrow>
          <mo stretchy="false">(</mo>
          <mo stretchy="false">λ</mo>
          <mo stretchy="false">)</mo>
        </mrow>
        <mo stretchy="false">=</mo>
        <mi>f</mi>
      </mrow>
      <mrow>
        <mo stretchy="false">(</mo>
        <mrow>
          <mrow>
            <msup>
              <mover accent="true">
                <mi>x</mi>
                <mo stretchy="false">⃗</mo>
              </mover>
              <mi>k</mi>
            </msup>
            <mo stretchy="false">+</mo>
            <mo stretchy="false">λ</mo>
          </mrow>
          <mover accent="true">
            <msub>
              <mi>d</mi>
              <mi>k</mi>
            </msub>
            <mo stretchy="false">⃗</mo>
          </mover>
        </mrow>
        <mo stretchy="false">)</mo>
      </mrow>
    </mrow>
    <annotation encoding="StarMath 5.0">g(%lambda) = f ({vec x}^k + %lambda vec d_k) </annotation>
  </semantics>
</math>
</file>

<file path=Object 13/content.xml><?xml version="1.0" encoding="utf-8"?>
<math xmlns="http://www.w3.org/1998/Math/MathML">
  <semantics>
    <mrow>
      <mrow>
        <msup>
          <mover accent="true">
            <mi>x</mi>
            <mo stretchy="false">⃗</mo>
          </mover>
          <mrow>
            <mi>k</mi>
            <mo stretchy="false">+</mo>
            <mn>1</mn>
          </mrow>
        </msup>
        <mo stretchy="false">=</mo>
        <mrow>
          <msup>
            <mover accent="true">
              <mi>x</mi>
              <mo stretchy="false">⃗</mo>
            </mover>
            <mi>k</mi>
          </msup>
          <mo stretchy="false">+</mo>
          <mo stretchy="false">λ</mo>
        </mrow>
      </mrow>
      <mover accent="true">
        <msub>
          <mi>d</mi>
          <mi>k</mi>
        </msub>
        <mo stretchy="false">⃗</mo>
      </mover>
    </mrow>
    <annotation encoding="StarMath 5.0">{{vec x}^{k+1}} = {vec x}^k + %lambda vec d_k</annotation>
  </semantics>
</math>
</file>

<file path=Object 14/content.xml><?xml version="1.0" encoding="utf-8"?>
<math xmlns="http://www.w3.org/1998/Math/MathML">
  <semantics>
    <mrow>
      <msup>
        <mover accent="true">
          <mi>x</mi>
          <mo stretchy="false">⃗</mo>
        </mover>
        <mn>0</mn>
      </msup>
      <mn>.</mn>
    </mrow>
    <annotation encoding="StarMath 5.0">{vec x}^0 .</annotation>
  </semantics>
</math>
</file>

<file path=Object 15/content.xml><?xml version="1.0" encoding="utf-8"?>
<math xmlns="http://www.w3.org/1998/Math/MathML">
  <semantics>
    <mrow>
      <mfenced open="∣" close="∣">
        <mfenced open="∣" close="∣">
          <mrow>
            <mo stretchy="false">∇</mo>
            <mi>f</mi>
          </mrow>
        </mfenced>
      </mfenced>
      <mo stretchy="false">≤</mo>
      <mo stretchy="false">ε</mo>
    </mrow>
    <annotation encoding="StarMath 5.0">{abs{abs{nabla f}}} &lt;= %ivarepsilon</annotation>
  </semantics>
</math>
</file>

<file path=Object 16/content.xml><?xml version="1.0" encoding="utf-8"?>
<math xmlns="http://www.w3.org/1998/Math/MathML">
  <semantics>
    <mrow>
      <mo stretchy="false">ε</mo>
      <mn>.</mn>
    </mrow>
    <annotation encoding="StarMath 5.0"> %ivarepsilon .</annotation>
  </semantics>
</math>
</file>

<file path=Object 17/content.xml><?xml version="1.0" encoding="utf-8"?>
<math xmlns="http://www.w3.org/1998/Math/MathML">
  <semantics>
    <mrow>
      <msup>
        <mover accent="true">
          <mi>x</mi>
          <mo stretchy="false">⃗</mo>
        </mover>
        <mn>0</mn>
      </msup>
      <mi>,</mi>
    </mrow>
    <annotation encoding="StarMath 5.0">{vec x}^0 ,</annotation>
  </semantics>
</math>
</file>

<file path=Object 18/content.xml><?xml version="1.0" encoding="utf-8"?>
<math xmlns="http://www.w3.org/1998/Math/MathML">
  <semantics>
    <msup>
      <mo stretchy="false">λ</mo>
      <mn>0</mn>
    </msup>
    <annotation encoding="StarMath 5.0"> %lambda^0 </annotation>
  </semantics>
</math>
</file>

<file path=Object 19/content.xml><?xml version="1.0" encoding="utf-8"?>
<math xmlns="http://www.w3.org/1998/Math/MathML">
  <semantics>
    <mrow>
      <mi>r</mi>
      <mo stretchy="false">=</mo>
      <mn>0</mn>
    </mrow>
    <annotation encoding="StarMath 5.0"> r = 0 </annotation>
  </semantics>
</math>
</file>

<file path=Object 2/content.xml><?xml version="1.0" encoding="utf-8"?>
<math xmlns="http://www.w3.org/1998/Math/MathML">
  <semantics>
    <mrow>
      <msub>
        <mi>x</mi>
        <mn>1</mn>
      </msub>
      <mi>,</mi>
    </mrow>
    <annotation encoding="StarMath 5.0"> x_1 , </annotation>
  </semantics>
</math>
</file>

<file path=Object 20/content.xml><?xml version="1.0" encoding="utf-8"?>
<math xmlns="http://www.w3.org/1998/Math/MathML">
  <semantics>
    <mover accent="true">
      <msubsup>
        <mo stretchy="false">ψ</mo>
        <mi>i</mi>
        <mi>r</mi>
      </msubsup>
      <mo stretchy="false">⃗</mo>
    </mover>
    <annotation encoding="StarMath 5.0">vec %psi_i^r </annotation>
  </semantics>
</math>
</file>

<file path=Object 21/content.xml><?xml version="1.0" encoding="utf-8"?>
<math xmlns="http://www.w3.org/1998/Math/MathML">
  <semantics>
    <mrow>
      <mi>i</mi>
      <mo stretchy="false">∈</mo>
      <mrow>
        <mo stretchy="false">[</mo>
        <mrow>
          <mn>1,</mn>
          <mi>M</mi>
        </mrow>
        <mo stretchy="false">]</mo>
      </mrow>
    </mrow>
    <annotation encoding="StarMath 5.0"> i in [1, M]</annotation>
  </semantics>
</math>
</file>

<file path=Object 22/content.xml><?xml version="1.0" encoding="utf-8"?>
<math xmlns="http://www.w3.org/1998/Math/MathML">
  <semantics>
    <mrow>
      <mrow>
        <msubsup>
          <mover accent="true">
            <mi>x</mi>
            <mo stretchy="false">⃗</mo>
          </mover>
          <mi>i</mi>
          <mrow>
            <mi>r</mi>
            <mo stretchy="false">+</mo>
            <mn>1</mn>
          </mrow>
        </msubsup>
        <mo stretchy="false">=</mo>
        <mrow>
          <msup>
            <mover accent="true">
              <mi>x</mi>
              <mo stretchy="false">⃗</mo>
            </mover>
            <mi>r</mi>
          </msup>
          <mo stretchy="false">+</mo>
          <msup>
            <mo stretchy="false">λ</mo>
            <mi>r</mi>
          </msup>
        </mrow>
      </mrow>
      <mfrac>
        <mover accent="true">
          <msubsup>
            <mo stretchy="false">ψ</mo>
            <mi>i</mi>
            <mi>r</mi>
          </msubsup>
          <mo stretchy="false">⃗</mo>
        </mover>
        <mfenced open="∣" close="∣">
          <mfenced open="∣" close="∣">
            <mover accent="true">
              <msubsup>
                <mo stretchy="false">ψ</mo>
                <mi>i</mi>
                <mi>r</mi>
              </msubsup>
              <mo stretchy="false">⃗</mo>
            </mover>
          </mfenced>
        </mfenced>
      </mfrac>
    </mrow>
    <annotation encoding="StarMath 5.0">{vec x}^{r+1}_i = {vec x}^r + %lambda^r vec %psi^r_i over abs{abs{vec %psi^r_i}}</annotation>
  </semantics>
</math>
</file>

<file path=Object 23/content.xml><?xml version="1.0" encoding="utf-8"?>
<math xmlns="http://www.w3.org/1998/Math/MathML">
  <semantics>
    <mrow>
      <mi>i</mi>
      <mo stretchy="false">∈</mo>
      <mrow>
        <mo stretchy="false">[</mo>
        <mrow>
          <mn>1,</mn>
          <mi>M</mi>
        </mrow>
        <mo stretchy="false">]</mo>
      </mrow>
    </mrow>
    <annotation encoding="StarMath 5.0"> i in [1, M]</annotation>
  </semantics>
</math>
</file>

<file path=Object 24/content.xml><?xml version="1.0" encoding="utf-8"?>
<math xmlns="http://www.w3.org/1998/Math/MathML">
  <semantics>
    <msubsup>
      <mover accent="true">
        <mi>x</mi>
        <mo stretchy="false">⃗</mo>
      </mover>
      <mi>i</mi>
      <mrow>
        <mi>r</mi>
        <mo stretchy="false">+</mo>
        <mn>1</mn>
      </mrow>
    </msubsup>
    <annotation encoding="StarMath 5.0">{vec x}_i^{r+1} </annotation>
  </semantics>
</math>
</file>

<file path=Object 25/content.xml><?xml version="1.0" encoding="utf-8"?>
<math xmlns="http://www.w3.org/1998/Math/MathML">
  <semantics>
    <mrow>
      <mi>f</mi>
      <mrow>
        <mo stretchy="false">(</mo>
        <msubsup>
          <mover accent="true">
            <mi>x</mi>
            <mo stretchy="false">⃗</mo>
          </mover>
          <mi>i</mi>
          <mrow>
            <mi>r</mi>
            <mo stretchy="false">+</mo>
            <mn>1</mn>
          </mrow>
        </msubsup>
        <mo stretchy="false">)</mo>
      </mrow>
    </mrow>
    <annotation encoding="StarMath 5.0">f({vec x}_i^{r+1} )</annotation>
  </semantics>
</math>
</file>

<file path=Object 26/content.xml><?xml version="1.0" encoding="utf-8"?>
<math xmlns="http://www.w3.org/1998/Math/MathML">
  <semantics>
    <msup>
      <mover accent="true">
        <mi>x</mi>
        <mo stretchy="false">⃗</mo>
      </mover>
      <mi>r</mi>
    </msup>
    <annotation encoding="StarMath 5.0">{vec x}^{r} </annotation>
  </semantics>
</math>
</file>

<file path=Object 27/content.xml><?xml version="1.0" encoding="utf-8"?>
<math xmlns="http://www.w3.org/1998/Math/MathML">
  <semantics>
    <mrow>
      <mi>r</mi>
      <mo stretchy="false">=</mo>
      <mrow>
        <mi>r</mi>
        <mo stretchy="false">+</mo>
        <mn>1</mn>
      </mrow>
    </mrow>
    <annotation encoding="StarMath 5.0"> r = r+1 </annotation>
  </semantics>
</math>
</file>

<file path=Object 28/content.xml><?xml version="1.0" encoding="utf-8"?>
<math xmlns="http://www.w3.org/1998/Math/MathML">
  <semantics>
    <mrow>
      <mover accent="true">
        <mi>x</mi>
        <mo stretchy="false">⃗</mo>
      </mover>
      <mrow>
        <mi>'</mi>
        <mo stretchy="false">≈</mo>
        <mover accent="true">
          <msub>
            <mi>x</mi>
            <mi>r</mi>
          </msub>
          <mo stretchy="false">⃗</mo>
        </mover>
      </mrow>
    </mrow>
    <annotation encoding="StarMath 5.0">vec x' approx vec x_r</annotation>
  </semantics>
</math>
</file>

<file path=Object 29/content.xml><?xml version="1.0" encoding="utf-8"?>
<math xmlns="http://www.w3.org/1998/Math/MathML">
  <semantics>
    <mrow>
      <mrow>
        <mi>r</mi>
        <mo stretchy="false">=</mo>
        <mrow>
          <mi>r</mi>
          <mo stretchy="false">+</mo>
          <mn>1</mn>
        </mrow>
      </mrow>
      <mi>,</mi>
    </mrow>
    <annotation encoding="StarMath 5.0">r = r+1 ,</annotation>
  </semantics>
</math>
</file>

<file path=Object 3/content.xml><?xml version="1.0" encoding="utf-8"?>
<math xmlns="http://www.w3.org/1998/Math/MathML">
  <semantics>
    <msubsup>
      <mi>x</mi>
      <mn>1</mn>
      <mi mathvariant="italic">min</mi>
    </msubsup>
    <annotation encoding="StarMath 5.0"> x_1^min </annotation>
  </semantics>
</math>
</file>

<file path=Object 30/content.xml><?xml version="1.0" encoding="utf-8"?>
<math xmlns="http://www.w3.org/1998/Math/MathML">
  <semantics>
    <mrow>
      <mrow>
        <msup>
          <mo stretchy="false">λ</mo>
          <mrow>
            <mi>r</mi>
            <mo stretchy="false">+</mo>
            <mn>1</mn>
          </mrow>
        </msup>
        <mo stretchy="false">=</mo>
        <mo stretchy="false">α</mo>
      </mrow>
      <msup>
        <mo stretchy="false">λ</mo>
        <mi>r</mi>
      </msup>
    </mrow>
    <annotation encoding="StarMath 5.0">%lambda^{r+1} = %alpha %lambda^r </annotation>
  </semantics>
</math>
</file>

<file path=Object 31/content.xml><?xml version="1.0" encoding="utf-8"?>
<math xmlns="http://www.w3.org/1998/Math/MathML">
  <semantics>
    <mrow>
      <mo stretchy="false">α</mo>
      <mo stretchy="false">∈</mo>
      <mrow>
        <mo stretchy="false">(</mo>
        <mrow>
          <mn>0,</mn>
          <mn>1</mn>
        </mrow>
        <mo stretchy="false">)</mo>
      </mrow>
    </mrow>
    <annotation encoding="StarMath 5.0"> %alpha in (0, 1) </annotation>
  </semantics>
</math>
</file>

<file path=Object 32/content.xml><?xml version="1.0" encoding="utf-8"?>
<math xmlns="http://www.w3.org/1998/Math/MathML">
  <semantics>
    <mrow>
      <mrow>
        <mfenced open="∣" close="∣">
          <mfenced open="∣" close="∣">
            <mrow>
              <msup>
                <mover accent="true">
                  <mi>x</mi>
                  <mo stretchy="false">⃗</mo>
                </mover>
                <mrow>
                  <mi>r</mi>
                  <mo stretchy="false">+</mo>
                  <mn>1</mn>
                </mrow>
              </msup>
              <mo stretchy="false">−</mo>
              <msup>
                <mover accent="true">
                  <mi>x</mi>
                  <mo stretchy="false">⃗</mo>
                </mover>
                <mi>r</mi>
              </msup>
            </mrow>
          </mfenced>
        </mfenced>
        <mo stretchy="false">=</mo>
        <msup>
          <mo stretchy="false">λ</mo>
          <mi>r</mi>
        </msup>
      </mrow>
      <mo stretchy="false">≤</mo>
      <msub>
        <mo stretchy="false">ε</mo>
        <mi>X</mi>
      </msub>
    </mrow>
    <annotation encoding="StarMath 5.0">abs{abs{{vec x}^{r+1} - {vec x}^{r}}} = %lambda^r &lt;= %ivarepsilon_X</annotation>
  </semantics>
</math>
</file>

<file path=Object 33/content.xml><?xml version="1.0" encoding="utf-8"?>
<math xmlns="http://www.w3.org/1998/Math/MathML">
  <semantics>
    <mrow>
      <mfenced open="∣" close="∣">
        <mrow>
          <mi>f</mi>
          <mrow>
            <mrow>
              <mo stretchy="false">(</mo>
              <msup>
                <mover accent="true">
                  <mi>x</mi>
                  <mo stretchy="false">⃗</mo>
                </mover>
                <mrow>
                  <mi>r</mi>
                  <mo stretchy="false">+</mo>
                  <mn>1</mn>
                </mrow>
              </msup>
              <mo stretchy="false">)</mo>
            </mrow>
            <mo stretchy="false">−</mo>
            <mi>f</mi>
          </mrow>
          <mrow>
            <mo stretchy="false">(</mo>
            <msup>
              <mover accent="true">
                <mi>x</mi>
                <mo stretchy="false">⃗</mo>
              </mover>
              <mi>r</mi>
            </msup>
            <mo stretchy="false">)</mo>
          </mrow>
        </mrow>
      </mfenced>
      <mo stretchy="false">≤</mo>
      <msub>
        <mo stretchy="false">ε</mo>
        <mi>f</mi>
      </msub>
    </mrow>
    <annotation encoding="StarMath 5.0">abs{f({vec x}^{r+1}) - f({vec x}^{r})} &lt;= %ivarepsilon_f</annotation>
  </semantics>
</math>
</file>

<file path=Object 4/content.xml><?xml version="1.0" encoding="utf-8"?>
<math xmlns="http://www.w3.org/1998/Math/MathML">
  <semantics>
    <mi>f</mi>
    <annotation encoding="StarMath 5.0"> f </annotation>
  </semantics>
</math>
</file>

<file path=Object 5/content.xml><?xml version="1.0" encoding="utf-8"?>
<math xmlns="http://www.w3.org/1998/Math/MathML">
  <semantics>
    <msub>
      <mi>x</mi>
      <mn>1</mn>
    </msub>
    <annotation encoding="StarMath 5.0"> x_1</annotation>
  </semantics>
</math>
</file>

<file path=Object 6/content.xml><?xml version="1.0" encoding="utf-8"?>
<math xmlns="http://www.w3.org/1998/Math/MathML">
  <semantics>
    <mrow>
      <msubsup>
        <mi>x</mi>
        <mn>1</mn>
        <mi mathvariant="italic">min</mi>
      </msubsup>
      <mi>,</mi>
    </mrow>
    <annotation encoding="StarMath 5.0"> x_1^min , </annotation>
  </semantics>
</math>
</file>

<file path=Object 7/content.xml><?xml version="1.0" encoding="utf-8"?>
<math xmlns="http://www.w3.org/1998/Math/MathML">
  <semantics>
    <mrow>
      <msub>
        <mi>x</mi>
        <mn>2</mn>
      </msub>
      <mi>,</mi>
      <mi/>
      <msub>
        <mi>x</mi>
        <mn>3</mn>
      </msub>
    </mrow>
    <annotation encoding="StarMath 5.0"> x_2 , ~ x_3 </annotation>
  </semantics>
</math>
</file>

<file path=Object 8/content.xml><?xml version="1.0" encoding="utf-8"?>
<math xmlns="http://www.w3.org/1998/Math/MathML">
  <semantics>
    <mrow>
      <mi>x</mi>
      <mi>'</mi>
      <mi/>
      <mrow>
        <mo stretchy="false">(</mo>
        <mrow>
          <mo stretchy="false">∇</mo>
          <mi>f</mi>
          <mrow>
            <mrow>
              <mo stretchy="false">(</mo>
              <mrow>
                <mi>x</mi>
                <mi>'</mi>
              </mrow>
              <mo stretchy="false">)</mo>
            </mrow>
            <mo stretchy="false">=</mo>
            <mn>0</mn>
          </mrow>
        </mrow>
        <mo stretchy="false">)</mo>
      </mrow>
    </mrow>
    <annotation encoding="StarMath 5.0"> x' ~(nabla f(x') = 0) </annotation>
  </semantics>
</math>
</file>

<file path=Object 9/content.xml><?xml version="1.0" encoding="utf-8"?>
<math xmlns="http://www.w3.org/1998/Math/MathML">
  <semantics>
    <mrow>
      <mrow>
        <mover accent="true">
          <msub>
            <mi>d</mi>
            <mi>k</mi>
          </msub>
          <mo stretchy="false">⃗</mo>
        </mover>
        <mo stretchy="false">=</mo>
        <mrow>
          <mo stretchy="false">−</mo>
          <mo stretchy="false">∇</mo>
        </mrow>
      </mrow>
      <mi>f</mi>
      <mrow>
        <mo stretchy="false">(</mo>
        <msup>
          <mi>x</mi>
          <mi>k</mi>
        </msup>
        <mo stretchy="false">)</mo>
      </mrow>
      <mi>;</mi>
    </mrow>
    <annotation encoding="StarMath 5.0">vec d_k = - nabla f (x^k) ; </annotation>
  </semantics>
</math>
</file>